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21204DD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4cm" fo:min-width="1.32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99cm" fo:min-width="1.68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1.68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cm" fo:min-width="1.68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99cm" fo:min-width="1.679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01cm" fo:min-width="1.6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cm" svg:height="28.215cm" draw:transform="rotate (3.14141812066459) translate (21.16cm 28.919cm)">
          <draw:image xlink:href="Pictures/10000000000001E00000028021204DDD.jpg" xlink:type="simple" xlink:show="embed" xlink:actuate="onLoad">
            <text:p/>
          </draw:image>
        </draw:frame>
        <draw:line draw:style-name="gr2" draw:text-style-name="P1" draw:layer="layout" svg:x1="17.761cm" svg:y1="27.935cm" svg:x2="17.762cm" svg:y2="26.935cm">
          <text:p/>
        </draw:line>
        <draw:line draw:style-name="gr2" draw:text-style-name="P1" draw:layer="layout" svg:x1="15.952cm" svg:y1="26.934cm" svg:x2="15.953cm" svg:y2="25.434cm">
          <text:p/>
        </draw:line>
        <draw:line draw:style-name="gr2" draw:text-style-name="P1" draw:layer="layout" svg:x1="14.138cm" svg:y1="25.433cm" svg:x2="14.139cm" svg:y2="23.558cm">
          <text:p/>
        </draw:line>
        <draw:line draw:style-name="gr2" draw:text-style-name="P1" draw:layer="layout" svg:x1="12.515cm" svg:y1="23.558cm" svg:x2="12.516cm" svg:y2="21.558cm">
          <text:p/>
        </draw:line>
        <draw:line draw:style-name="gr2" draw:text-style-name="P1" draw:layer="layout" svg:x1="10.642cm" svg:y1="21.682cm" svg:x2="10.643cm" svg:y2="19.682cm">
          <text:p/>
        </draw:line>
        <draw:line draw:style-name="gr2" draw:text-style-name="P1" draw:layer="layout" svg:x1="8.893cm" svg:y1="19.681cm" svg:x2="8.894cm" svg:y2="17.681cm">
          <text:p/>
        </draw:line>
        <draw:line draw:style-name="gr2" draw:text-style-name="P1" draw:layer="layout" svg:x1="8.893cm" svg:y1="19.681cm" svg:x2="8.894cm" svg:y2="17.681cm">
          <text:p/>
        </draw:line>
        <draw:line draw:style-name="gr2" draw:text-style-name="P1" draw:layer="layout" svg:x1="7.145cm" svg:y1="17.555cm" svg:x2="7.146cm" svg:y2="15.43cm">
          <text:p/>
        </draw:line>
        <draw:line draw:style-name="gr2" draw:text-style-name="P1" draw:layer="layout" svg:x1="5.522cm" svg:y1="15.305cm" svg:x2="5.523cm" svg:y2="13.43cm">
          <text:p/>
        </draw:line>
        <draw:line draw:style-name="gr2" draw:text-style-name="P1" draw:layer="layout" svg:x1="3.899cm" svg:y1="13.428cm" svg:x2="3.901cm" svg:y2="10.929cm">
          <text:p/>
        </draw:line>
        <draw:line draw:style-name="gr2" draw:text-style-name="P1" draw:layer="layout" svg:x1="2.151cm" svg:y1="10.928cm" svg:x2="2.153cm" svg:y2="8.429cm">
          <text:p/>
        </draw:line>
        <draw:frame draw:style-name="gr3" draw:layer="layout" svg:width="2.257cm" svg:height="1.204cm" draw:transform="rotate (1.5699236621689) translate (18.135cm 28.067cm)">
          <draw:text-box>
            <text:p>0mA</text:p>
          </draw:text-box>
        </draw:frame>
        <draw:frame draw:style-name="gr4" draw:layer="layout" svg:width="2.696cm" svg:height="1.249cm" draw:transform="rotate (1.5700981950941) translate (14.637cm 27.879cm)">
          <draw:text-box>
            <text:p>10mA</text:p>
          </draw:text-box>
        </draw:frame>
        <draw:frame draw:style-name="gr4" draw:layer="layout" svg:width="2.696cm" svg:height="1.249cm" draw:transform="rotate (1.5697491292437) translate (14.513cm 25.13cm)">
          <draw:text-box>
            <text:p>20mA</text:p>
          </draw:text-box>
        </draw:frame>
        <draw:frame draw:style-name="gr5" draw:layer="layout" svg:width="2.696cm" svg:height="1.202cm" draw:transform="rotate (1.5700981950941) translate (11.265cm 24.502cm)">
          <draw:text-box>
            <text:p>30mA</text:p>
          </draw:text-box>
        </draw:frame>
        <draw:frame draw:style-name="gr6" draw:layer="layout" svg:width="2.696cm" svg:height="1.25cm" draw:transform="rotate (1.5697491292437) translate (10.766cm 21.431cm)">
          <draw:text-box>
            <text:p>40mA</text:p>
          </draw:text-box>
        </draw:frame>
        <draw:frame draw:style-name="gr7" draw:layer="layout" svg:width="2.695cm" svg:height="1.249cm" draw:transform="rotate (1.5700981950941) translate (7.644cm 20.375cm)">
          <draw:text-box>
            <text:p>50mA</text:p>
          </draw:text-box>
        </draw:frame>
        <draw:frame draw:style-name="gr4" draw:layer="layout" svg:width="2.696cm" svg:height="1.249cm" draw:transform="rotate (1.5697491292437) translate (7.27cm 17.501cm)">
          <draw:text-box>
            <text:p>60mA</text:p>
          </draw:text-box>
        </draw:frame>
        <draw:frame draw:style-name="gr8" draw:layer="layout" svg:width="2.695cm" svg:height="1.251cm" draw:transform="rotate (1.5697491292437) translate (4.271cm 15.874cm)">
          <draw:text-box>
            <text:p>70mA</text:p>
          </draw:text-box>
        </draw:frame>
        <draw:frame draw:style-name="gr6" draw:layer="layout" svg:width="2.696cm" svg:height="1.25cm" draw:transform="rotate (1.5697491292437) translate (4.024cm 13.179cm)">
          <draw:text-box>
            <text:p>80mA</text:p>
          </draw:text-box>
        </draw:frame>
        <draw:frame draw:style-name="gr4" draw:layer="layout" svg:width="2.696cm" svg:height="1.249cm" draw:transform="rotate (1.5700981950941) translate (0.902cm 10.999cm)">
          <draw:text-box>
            <text:p>9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6:08:31.339236715</dc:date>
    <dc:creator>frederik </dc:creator>
    <meta:document-statistic meta:object-count="22"/>
    <meta:generator>LibreOffice/4.2.8.2$Linux_X86_64 LibreOffice_project/420m0$Build-2</meta:generator>
  </office:meta>
</office:document-meta>
</file>